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91in" style:rel-column-width="6765*"/>
    </style:style>
    <style:style style:name="Table2.B" style:family="table-column">
      <style:table-column-properties style:column-width="0.4736in" style:rel-column-width="4637*"/>
    </style:style>
    <style:style style:name="Table2.C" style:family="table-column">
      <style:table-column-properties style:column-width="1.8375in" style:rel-column-width="17991*"/>
    </style:style>
    <style:style style:name="Table2.D" style:family="table-column">
      <style:table-column-properties style:column-width="1.4958in" style:rel-column-width="14646*"/>
    </style:style>
    <style:style style:name="Table2.E" style:family="table-column">
      <style:table-column-properties style:column-width="2.1951in" style:rel-column-width="2149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7a9" officeooo:paragraph-rsid="000377a9"/>
    </style:style>
    <style:style style:name="P2" style:family="paragraph" style:parent-style-name="Standard">
      <style:text-properties officeooo:rsid="000377a9" officeooo:paragraph-rsid="0004faf3"/>
    </style:style>
    <style:style style:name="P3" style:family="paragraph" style:parent-style-name="Standard">
      <style:text-properties officeooo:rsid="000377a9" officeooo:paragraph-rsid="0006bde0"/>
    </style:style>
    <style:style style:name="P4" style:family="paragraph" style:parent-style-name="Standard">
      <style:text-properties officeooo:rsid="0004faf3" officeooo:paragraph-rsid="0004faf3"/>
    </style:style>
    <style:style style:name="P5" style:family="paragraph" style:parent-style-name="Standard">
      <style:text-properties officeooo:rsid="0006bde0" officeooo:paragraph-rsid="0006bde0"/>
    </style:style>
    <style:style style:name="P6" style:family="paragraph" style:parent-style-name="Standard">
      <style:text-properties officeooo:rsid="0006bde0" officeooo:paragraph-rsid="000820ae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06bde0" officeooo:paragraph-rsid="0006bde0" style:font-style-asian="italic" style:font-style-complex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06bde0" officeooo:paragraph-rsid="00080f95" style:font-style-asian="italic" style:font-style-complex="italic"/>
    </style:style>
    <style:style style:name="P9" style:family="paragraph" style:parent-style-name="Standard">
      <style:text-properties fo:font-style="italic" style:text-underline-style="solid" style:text-underline-width="auto" style:text-underline-color="font-color" officeooo:rsid="0006bde0" officeooo:paragraph-rsid="000820ae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22pt" officeooo:rsid="0006bde0" officeooo:paragraph-rsid="0006bde0" style:font-size-asian="22pt" style:font-size-complex="22pt"/>
    </style:style>
    <style:style style:name="P11" style:family="paragraph" style:parent-style-name="Standard">
      <style:text-properties officeooo:rsid="00080f95" officeooo:paragraph-rsid="000820ae"/>
    </style:style>
    <style:style style:name="P12" style:family="paragraph" style:parent-style-name="Standard">
      <style:text-properties officeooo:rsid="000820ae" officeooo:paragraph-rsid="000820ae"/>
    </style:style>
    <style:style style:name="P13" style:family="paragraph" style:parent-style-name="Table_20_Contents">
      <style:text-properties fo:font-weight="bold" officeooo:rsid="000377a9" officeooo:paragraph-rsid="000377a9" style:font-weight-asian="bold" style:font-weight-complex="bold"/>
    </style:style>
    <style:style style:name="P14" style:family="paragraph" style:parent-style-name="Table_20_Contents">
      <style:text-properties officeooo:rsid="0006bde0" officeooo:paragraph-rsid="0006bde0"/>
    </style:style>
    <style:style style:name="P15" style:family="paragraph" style:parent-style-name="Standard">
      <style:paragraph-properties fo:break-before="page"/>
      <style:text-properties officeooo:rsid="0006bde0" officeooo:paragraph-rsid="0006bde0"/>
    </style:style>
    <style:style style:name="P16" style:family="paragraph" style:parent-style-name="Standard" style:list-style-name="L1">
      <style:text-properties fo:font-style="italic" officeooo:rsid="0006bde0" officeooo:paragraph-rsid="0006bde0" style:font-style-asian="italic" style:font-style-complex="italic"/>
    </style:style>
    <style:style style:name="P17" style:family="paragraph" style:parent-style-name="Standard">
      <style:text-properties fo:font-style="italic" officeooo:rsid="0006bde0" officeooo:paragraph-rsid="0006bde0" style:font-style-asian="italic" style:font-style-complex="italic"/>
    </style:style>
    <style:style style:name="P18" style:family="paragraph" style:parent-style-name="Standard">
      <style:text-properties fo:font-style="italic" officeooo:rsid="0006bde0" officeooo:paragraph-rsid="000820ae" style:font-style-asian="italic" style:font-style-complex="italic"/>
    </style:style>
    <style:style style:name="P19" style:family="paragraph" style:parent-style-name="Standard" style:list-style-name="L1">
      <style:text-properties fo:font-style="italic" officeooo:rsid="0009a949" officeooo:paragraph-rsid="0009a949" style:font-style-asian="italic" style:font-style-complex="italic"/>
    </style:style>
    <style:style style:name="P20" style:family="paragraph" style:parent-style-name="Standard" style:list-style-name="L2">
      <style:text-properties fo:font-style="italic" officeooo:rsid="00080f95" officeooo:paragraph-rsid="00080f95" style:font-style-asian="italic" style:font-style-complex="italic"/>
    </style:style>
    <style:style style:name="P21" style:family="paragraph" style:parent-style-name="Standard" style:list-style-name="L2">
      <style:text-properties fo:font-style="italic" officeooo:rsid="000377a9" officeooo:paragraph-rsid="00080f95" style:font-style-asian="italic" style:font-style-complex="italic"/>
    </style:style>
    <style:style style:name="P22" style:family="paragraph" style:parent-style-name="Standard" style:list-style-name="L1">
      <style:text-properties fo:font-style="italic" officeooo:rsid="000820ae" officeooo:paragraph-rsid="000820ae" style:font-style-asian="italic" style:font-style-complex="italic"/>
    </style:style>
    <style:style style:name="P23" style:family="paragraph" style:parent-style-name="Standard">
      <style:text-properties fo:font-style="italic" style:text-underline-style="solid" style:text-underline-width="auto" style:text-underline-color="font-color" officeooo:rsid="00080f95" officeooo:paragraph-rsid="00080f95" style:font-style-asian="italic" style:font-style-complex="italic"/>
    </style:style>
    <style:style style:name="P24" style:family="paragraph" style:parent-style-name="Standard">
      <style:text-properties officeooo:rsid="00080f95" officeooo:paragraph-rsid="000820ae"/>
    </style:style>
    <style:style style:name="P25" style:family="paragraph" style:parent-style-name="Standard" style:list-style-name="L3">
      <style:text-properties officeooo:rsid="000377a9" officeooo:paragraph-rsid="000377a9"/>
    </style:style>
    <style:style style:name="P26" style:family="paragraph" style:parent-style-name="Standard" style:list-style-name="L3">
      <style:text-properties officeooo:rsid="000377a9" officeooo:paragraph-rsid="000820ae"/>
    </style:style>
    <style:style style:name="P27" style:family="paragraph" style:parent-style-name="Standard" style:list-style-name="L3">
      <style:text-properties officeooo:rsid="000820ae" officeooo:paragraph-rsid="000820ae"/>
    </style:style>
    <style:style style:name="P28" style:family="paragraph" style:parent-style-name="Standard" style:list-style-name="L3">
      <style:text-properties fo:font-weight="normal" officeooo:rsid="000377a9" officeooo:paragraph-rsid="000377a9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0820ae" officeooo:paragraph-rsid="000820ae" style:font-weight-asian="normal" style:font-weight-complex="normal"/>
    </style:style>
    <style:style style:name="P30" style:family="paragraph" style:parent-style-name="Standard" style:list-style-name="L3">
      <style:text-properties officeooo:rsid="0009a949" officeooo:paragraph-rsid="0009a949"/>
    </style:style>
    <style:style style:name="P31" style:family="paragraph" style:parent-style-name="Standard" style:list-style-name="L3">
      <style:text-properties officeooo:rsid="000a8328" officeooo:paragraph-rsid="000a8328"/>
    </style:style>
    <style:style style:name="T1" style:family="text">
      <style:text-properties officeooo:rsid="00080f95"/>
    </style:style>
    <style:style style:name="T2" style:family="text">
      <style:text-properties officeooo:rsid="000820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protokoll</text:p>
      <text:p text:style-name="P10">Benutzerfreundlichkeit des DIbuggers</text:p>
      <text:p text:style-name="P1"/>
      <text:p text:style-name="P3"/>
      <text:p text:style-name="P7">Anweisung an die Testleitung:</text:p>
      <text:list xml:id="list1286000638" text:style-name="L1">
        <text:list-item>
          <text:p text:style-name="P16">Sorge für eine ruhige Umgebung und ausreichend Zeit.</text:p>
        </text:list-item>
        <text:list-item>
          <text:p text:style-name="P19">Stelle sicher, dass dein Desktop die Dateien „nutzertest.rdbh“ und „nutzertest2.rdbh“ enthält.</text:p>
        </text:list-item>
        <text:list-item>
          <text:p text:style-name="P16">Stelle sicher, dass das Programm geöffnet ist, <text:span text:style-name="T2">eine Möglichkeit zum Zeitstoppen existiert,</text:span> der Computer genug Strom hat, etc. Die Versuchsperson soll das Programm allerdings noch nicht sehen.</text:p>
        </text:list-item>
        <text:list-item>
          <text:p text:style-name="P16">Lies den Testpersonen die Testanweisung vor, auch wenn es dir komisch vorkommt. Dies dient der Standardisierung.</text:p>
        </text:list-item>
        <text:list-item>
          <text:p text:style-name="P16">Frage vor Beginn ab, ob eine Audio-Aufnahme in Ordnung ist.</text:p>
        </text:list-item>
      </text:list>
      <text:p text:style-name="P1"/>
      <text:p text:style-name="P8">Anweisung an die Testleitung:</text:p>
      <text:list xml:id="list90018511158828" text:continue-numbering="true" text:style-name="L1">
        <text:list-item>
          <text:p text:style-name="P16">Folgendes Vorlesen:</text:p>
        </text:list-item>
      </text:list>
      <text:p text:style-name="P17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Liebe Teilnehmerin, lieber Teilnehmer!</text:p>
            <text:p text:style-name="P6">Vielen Dank, dass du an unserer Nutzerstudie teilnimmst. Im Rahmen unseres PSE-Projektes haben wir ein Programm entwickelt, dessen Nutzerfreundlichkeit und Erlernbarkeit wir nun erproben wollen. <text:span text:style-name="T1">Deine Teilnahme hilft uns sehr!</text:span></text:p>
            <text:p text:style-name="P12">Unser Programm erfüllt die normalen Funktionen eines Debuggers, wie das Setzen von Breakpoints. Zusätzlich können mehrere Programme gleichzeitig gedebuggt und verglichen werden.</text:p>
            <text:p text:style-name="P11">Der Ablauf wird folgendermaßen sein:</text:p>
            <text:p text:style-name="P6">Zunächst wirst du einige standardisierte Anwendungsfälle ausführen. Diese werden dir jeweils vorgelesen werden. <text:span text:style-name="T1">Bitte versuche, dabei „laut zu denken“. Zum Beispiel: „Ich frage mich, wie ich X tun kann.“ Oder: „Ich suche gerade eine Funktion, um Y zu tun.“ Das ist am Anfang ungewohnt, aber deine Testleitung wird dich ggf. mit Fragen dabei unterstützen.</text:span></text:p>
            <text:p text:style-name="P11">Das hilft uns, Schwachstellen und Schwierigkeiten des Programmes zu entdecken. </text:p>
            <text:p text:style-name="P11">Versuche zunächst, die Aufgabe im Programm ohne Hilfe zu lösen.</text:p>
            <text:p text:style-name="P11">Solltest du danach nicht weiterkommen, ziehe bitte das Nutzermanual zu Rate. Auch hier gilt, dass uns dein lautes Denken weiterbringt. Du könntest zum Beispiel sagen: „Ich suche einen Eintrag zum Thema Z.“</text:p>
            <text:p text:style-name="P11">Solltest du auch hier nicht weiterkommen, kannst du deine Testleitung fragen.</text:p>
            <text:p text:style-name="P11">Im Anschluss an den Praxisteil haben wir noch ein paar Fragen an dich.</text:p>
            <text:p text:style-name="P11">Wenn du dich unwohl fühlen solltest, ist es jederzeit möglich, das Experiment zu unterbrechen.</text:p>
            <text:p text:style-name="P12">Hast du noch Fragen?</text:p>
          </table:table-cell>
        </table:table-row>
      </table:table>
      <text:p text:style-name="P17"/>
      <text:p text:style-name="P23"/>
      <text:p text:style-name="P23">Anweisung an die Testleitung:</text:p>
      <text:list xml:id="list2863933286" text:style-name="L2">
        <text:list-item>
          <text:p text:style-name="P20">Starte (bei Einverständnis) nun die Audioaufnahme.</text:p>
        </text:list-item>
        <text:list-item>
          <text:p text:style-name="P20">Wenn du Antworten auf Fragen gibst, sollten diese ebenfalls auf der Aufnahme zu hören sein.</text:p>
        </text:list-item>
        <text:list-item>
          <text:p text:style-name="P20">Falls die Testperson das „laute Denken“ vergisst, kannst du sie mit Nachfragen dazu anhalten, zum Beispiel:</text:p>
          <text:list>
            <text:list-item>
              <text:p text:style-name="P21">„Was denkst du gerade?“</text:p>
            </text:list-item>
            <text:list-item>
              <text:p text:style-name="P21">„Bist du auf eine Schwierigkeit gestoßen?“</text:p>
            </text:list-item>
            <text:list-item>
              <text:p text:style-name="P21">„Worüber denkst du nach?“</text:p>
            </text:list-item>
          </text:list>
        </text:list-item>
      </text:list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Aufgabe</text:p>
          </table:table-cell>
          <table:table-cell table:style-name="Table2.A1" office:value-type="string">
            <text:p text:style-name="P14">Zeit</text:p>
          </table:table-cell>
          <table:table-cell table:style-name="Table2.A1" office:value-type="string">
            <text:p text:style-name="P14">Abstürz-Fehler</text:p>
          </table:table-cell>
          <table:table-cell table:style-name="Table2.A1" office:value-type="string">
            <text:p text:style-name="P14">Zeitverlust-Fehler</text:p>
          </table:table-cell>
          <table:table-cell table:style-name="Table2.E1" office:value-type="string">
            <text:p text:style-name="P14">Ärgerniss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9">Anweisung an die Testleitung:</text:p>
      <text:list xml:id="list90017427535287" text:continue-list="list90018511158828" text:style-name="L1">
        <text:list-item>
          <text:p text:style-name="P22">Lies jeweils die Aufgabenstellung vor und lasse sie von der Versuchsperson bearbeiten.</text:p>
        </text:list-item>
        <text:list-item>
          <text:p text:style-name="P22">Stoppe bei jeder Aufgabe die Zeit und dokumentiere sie in der angefügten Tabelle.</text:p>
        </text:list-item>
        <text:list-item>
          <text:p text:style-name="P22">Die Überschrift soll mit vorgelesen werden.</text:p>
        </text:list-item>
      </text:list>
      <text:p text:style-name="P18"/>
      <text:p text:style-name="P1"/>
      <text:p text:style-name="P1">Aufgaben:</text:p>
      <text:list xml:id="list857897054" text:style-name="L3">
        <text:list-item>
          <text:p text:style-name="P28">Lass <text:span text:style-name="T2">dir</text:span> das Nutzermanual anzeigen.</text:p>
        </text:list-item>
        <text:list-item>
          <text:p text:style-name="P28">Änder<text:span text:style-name="T2">e</text:span> die Sprache zu einer Sprache <text:span text:style-name="T2">deiner</text:span> Wahl.</text:p>
        </text:list-item>
        <text:list-item>
          <text:p text:style-name="P29">Füge ein neues Programmfenster hinzu.</text:p>
        </text:list-item>
        <text:list-item>
          <text:p text:style-name="P29">Lösche ein Programmfenster.</text:p>
        </text:list-item>
        <text:list-item>
          <text:p text:style-name="P28">Einfache Addition</text:p>
          <text:list>
            <text:list-item>
              <text:p text:style-name="P25"><text:span text:style-name="T2">Schreibe in einem der Textfenster ein Programm zur Addition von zwei Zahlen. </text:span>Das Programm soll zwei Zahlen als Input nehmen und die Summe wieder ausgeben.</text:p>
            </text:list-item>
            <text:list-item>
              <text:p text:style-name="P25">Lass <text:span text:style-name="T2">dir vom</text:span> Programm die Summe berechnen.</text:p>
            </text:list-item>
            <text:list-item>
              <text:p text:style-name="P25">Lass <text:span text:style-name="T2">dir</text:span> den Wert aller Variablen in der dritten Zeile <text:span text:style-name="T2">deines</text:span> Programms anzeigen.</text:p>
            </text:list-item>
          </text:list>
        </text:list-item>
        <text:list-item>
          <text:p text:style-name="P25">Addition mit zwei Funktionen</text:p>
          <text:list>
            <text:list-item>
              <text:p text:style-name="P27">Verändere dein Programm nun so, dass eine Funktion die zwei zu addierenden Zahlen empfängt, diese aber an eine andere Funktion zur Addition weitergibt.</text:p>
            </text:list-item>
            <text:list-item>
              <text:p text:style-name="P30">Speichere deine Programme.</text:p>
            </text:list-item>
          </text:list>
        </text:list-item>
        <text:list-item>
          <text:p text:style-name="P26">Vergleich <text:span text:style-name="T2">von zwei vorgelieferten Programmen.</text:span></text:p>
          <text:p text:style-name="P27">Hinweis: Es gibt verschiedene Möglichkeiten, die folgenden Aufgabenteile zu lösen.</text:p>
          <text:list>
            <text:list-item>
              <text:p text:style-name="P27">Lade vom Desktop die Datei „nutzertest.rdbh“</text:p>
            </text:list-item>
            <text:list-item>
              <text:p text:style-name="P30">Finde die Stelle, an der die Variablen x aus Programm A und B denselben Wert haben.</text:p>
            </text:list-item>
            <text:list-item>
              <text:p text:style-name="P30">Lass dir zu jedem Zeitpunkt die Differenz von Variable x aus Programm A und Variable y aus Programm B anzeigen.</text:p>
            </text:list-item>
            <text:list-item>
              <text:p text:style-name="P30">Sorge dafür, dass das Programm anhält, sobald Variable x aus Programm und Variable y aus Programm B denselben Wert haben.</text:p>
            </text:list-item>
          </text:list>
        </text:list-item>
        <text:list-item>
          <text:p text:style-name="P30">Du sollst nun mithilfe des Dibuggers entscheiden, ob – und wenn ja, wo – sich zwei Programme unterscheiden.</text:p>
          <text:list>
            <text:list-item>
              <text:p text:style-name="P30">Lade vom Desktop die Datei „nutzertest2.rdbh“</text:p>
            </text:list-item>
            <text:list-item>
              <text:p text:style-name="P30">Analysiere die beiden Programme mit Hilfe des Dibuggers.</text:p>
            </text:list-item>
          </text:list>
        </text:list-item>
        <text:list-item>
          <text:p text:style-name="P31">Lösche eine Watch-Expression. (evtl. in nutzertest3.rdbh“</text:p>
        </text:list-item>
      </text:list>
      <text:p text:style-name="P1"/>
      <text:p text:style-name="P2">Testperson: Alter, Geschlecht, Tätigkeit, Kontakt zur Informatik, Erfahrung im Umgang mit Debuggern</text:p>
      <text:p text:style-name="P1"/>
      <text:p text:style-name="P4">Wie intuitiv war die Nutzung des Dibuggers für Sie? (1 nicht intuitiv – 5 intuitiv)</text:p>
      <text:p text:style-name="P4">Wie nutzerfreundlich empfanden Sie den Dibugger? (1 nicht nutzerfreundlich – 5 nutzerfreundlich)</text:p>
      <text:p text:style-name="P4">Wie hilfreich fanden Sie das Nutzermanual? (1 nicht hilfreich – 5 hilfreich )</text:p>
      <text:p text:style-name="P4">An welcher Stelle hatten Sie bei der Nutzung des Programms besondere Schwierigkeiten?</text:p>
      <text:p text:style-name="P4"><text:soft-page-break/>Was hätte Ihnen den Einstieg in das Programm erleichtert?</text:p>
      <text:p text:style-name="P4">An welcher Stelle hatten Sie bei der Nutzung des Manuals besondere Schwierigkeiten?</text:p>
      <text:p text:style-name="P4">Was hätte Ihnen die Nutzung des Manuals erleichtert?</text:p>
      <text:p text:style-name="P4">Gibt es eine Funktion oder einen Hinweis, den Sie vermisst haben?</text:p>
      <text:p text:style-name="P4">Hier ist Platz für weitere Anmerkungen und Verbesserungsvorschläge:</text:p>
      <text:p text:style-name="P4"/>
      <text:p text:style-name="P1"/>
      <text:p text:style-name="P1"/>
      <text:p text:style-name="P1">Vielen Dank für Ihre Teilnahme!</text:p>
      <text:p text:style-name="P1"/>
      <text:p text:style-name="P1"/>
      <text:p text:style-name="P4">Es werden Grundfunktionalitäten getestet. (Also zum Beispiel keine Bereichsbindung.)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Aufgabe</text:p>
          </table:table-cell>
          <table:table-cell table:style-name="Table1.B1" office:value-type="string">
            <text:p text:style-name="P13">Abgeprüfte Funktionalitä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10:26.348145617</meta:creation-date>
    <dc:date>2018-02-28T09:00:16.459041639</dc:date>
    <meta:editing-duration>PT15M17S</meta:editing-duration>
    <meta:editing-cycles>3</meta:editing-cycles>
    <meta:generator>LibreOffice/5.3.1.2$Linux_X86_64 LibreOffice_project/30m0$Build-2</meta:generator>
    <meta:document-statistic meta:table-count="3" meta:image-count="0" meta:object-count="0" meta:page-count="3" meta:paragraph-count="74" meta:word-count="763" meta:character-count="5104" meta:non-whitespace-character-count="4444"/>
  </office:meta>
</office:document-meta>
</file>